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ableColumn3" style:family="table-column">
      <style:table-column-properties style:column-width="1.375in" style:use-optimal-column-width="false"/>
    </style:style>
    <style:style style:name="TableColumn4" style:family="table-column">
      <style:table-column-properties style:column-width="1.9715in" style:use-optimal-column-width="false"/>
    </style:style>
    <style:style style:name="TableColumn5" style:family="table-column">
      <style:table-column-properties style:column-width="1.7784in" style:use-optimal-column-width="false"/>
    </style:style>
    <style:style style:name="TableColumn6" style:family="table-column">
      <style:table-column-properties style:column-width="1.9583in" style:use-optimal-column-width="false"/>
    </style:style>
    <style:style style:name="Table2" style:family="table">
      <style:table-properties style:width="7.0833in" fo:margin-left="0in" table:align="left"/>
    </style:style>
    <style:style style:name="TableRow7" style:family="table-row">
      <style:table-row-properties style:use-optimal-row-height="false"/>
    </style:style>
    <style:style style:name="TableCell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TableCell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2" style:family="table-cell">
      <style:table-cell-properties fo:border="0.0069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text-properties fo:font-weight="bold" style:font-weight-asian="bold" style:font-weight-complex="bold"/>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 style:parent-style-name="Standard" style:family="paragraph">
      <style:paragraph-properties fo:text-align="center"/>
      <style:text-properties fo:font-weight="bold" style:font-weight-asian="bold" style:font-weight-complex="bold" fo:font-size="16pt" style:font-size-asian="16pt" style:font-size-complex="16pt"/>
    </style:style>
    <style:style style:name="P38" style:parent-style-name="Standard" style:family="paragraph">
      <style:paragraph-properties fo:text-align="center"/>
      <style:text-properties fo:font-weight="bold" style:font-weight-asian="bold" style:font-weight-complex="bold" fo:font-size="16pt" style:font-size-asian="16pt" style:font-size-complex="16pt"/>
    </style:style>
    <style:style style:name="P39" style:parent-style-name="Standard" style:family="paragraph">
      <style:paragraph-properties fo:text-align="center"/>
      <style:text-properties fo:font-weight="bold" style:font-weight-asian="bold" style:font-weight-complex="bold" fo:font-size="14pt" style:font-size-asian="14pt" style:font-size-complex="14pt"/>
    </style:style>
    <style:style style:name="P40" style:parent-style-name="Standard" style:family="paragraph">
      <style:paragraph-properties fo:text-align="center"/>
      <style:text-properties fo:font-weight="bold" style:font-weight-asian="bold" style:font-weight-complex="bold"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Standard" style:family="paragraph">
      <style:text-properties fo:font-size="14pt" style:font-size-asian="14pt" style:font-size-complex="14pt"/>
    </style:style>
    <style:style style:name="P4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4" style:parent-style-name="Standard" style:family="paragraph">
      <style:paragraph-properties fo:text-align="center"/>
      <style:text-properties fo:font-weight="bold" style:font-weight-asian="bold" style:font-weight-complex="bold"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paragraph-properties fo:text-align="center"/>
      <style:text-properties fo:font-weight="bold" style:font-weight-asian="bold" style:font-weight-complex="bold" fo:font-size="14pt" style:font-size-asian="14pt" style:font-size-complex="14pt"/>
    </style:style>
    <style:style style:name="P48" style:parent-style-name="Standard" style:family="paragraph">
      <style:paragraph-properties fo:text-align="center"/>
      <style:text-properties fo:font-weight="bold" style:font-weight-asian="bold" style:font-weight-complex="bold" fo:font-size="14pt" style:font-size-asian="14pt" style:font-size-complex="14pt"/>
    </style:style>
    <style:style style:name="T49" style:parent-style-name="Policepardéfaut" style:family="text">
      <style:text-properties fo:font-size="14pt" style:font-size-asian="14pt" style:font-size-complex="14pt"/>
    </style:style>
  </office:automatic-styles>
  <office:body>
    <office:text text:use-soft-page-breaks="true">
      <text:p text:style-name="P1">Personna</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Information Client</text:p>
          </table:table-cell>
          <table:table-cell table:style-name="TableCell10">
            <text:p text:style-name="TableContents">Patrick</text:p>
            <text:p text:style-name="TableContents"/>
            <text:p text:style-name="TableContents">55 ans</text:p>
            <text:p text:style-name="TableContents"/>
            <text:p text:style-name="TableContents">Peu à l’aise avec les outils numériques (pas intuitif)</text:p>
            <text:p text:style-name="TableContents"/>
            <text:p text:style-name="TableContents">Habituer à remplir des bons de commande</text:p>
          </table:table-cell>
          <table:table-cell table:style-name="TableCell11">
            <text:p text:style-name="TableContents">Hugo</text:p>
            <text:p text:style-name="TableContents"/>
            <text:p text:style-name="TableContents">35 ans</text:p>
            <text:p text:style-name="TableContents"/>
            <text:p text:style-name="TableContents">À l’aise avec les outils numériques(intuitif)</text:p>
            <text:p text:style-name="TableContents"/>
            <text:p text:style-name="TableContents">Pas de formation / auto-entrepreneur</text:p>
          </table:table-cell>
          <table:table-cell table:style-name="TableCell12">
            <text:p text:style-name="TableContents">Clara<text:line-break/></text:p>
            <text:p text:style-name="TableContents">20 ans<text:line-break/></text:p>
            <text:p text:style-name="TableContents">À l’aise avec les outils numériques(intuitif)<text:line-break/></text:p>
            <text:p text:style-name="TableContents">N’a pas encore beaucoup fait de commande (débute dans son métier)</text:p>
            <text:p text:style-name="TableContents"/>
            <text:p text:style-name="TableContents">Former pour remplir ce genre de commande</text:p>
          </table:table-cell>
        </table:table-row>
        <table:table-row table:style-name="TableRow13">
          <table:table-cell table:style-name="TableCell14">
            <text:p text:style-name="P15">Nom entreprise<text:line-break/><text:line-break/>et<text:s/><text:line-break/><text:line-break/>Besoin</text:p>
          </table:table-cell>
          <table:table-cell table:style-name="TableCell16">
            <text:p text:style-name="TableContents">Amazon</text:p>
            <text:p text:style-name="TableContents"><text:line-break/>Commande de carton, ruban adhésif et papier de soie en grande quantité</text:p>
            <text:p text:style-name="TableContents"><text:line-break/>Campagne de com écologique</text:p>
          </table:table-cell>
          <table:table-cell table:style-name="TableCell17">
            <text:p text:style-name="TableContents">Auto-entrepreneur créant son entreprise</text:p>
            <text:p text:style-name="TableContents"/>
            <text:p text:style-name="TableContents">Commande en fonction des besoins de son entreprise qui sont actuellement incertains<text:line-break/><text:line-break/>entreprise éco responsable</text:p>
          </table:table-cell>
          <table:table-cell table:style-name="TableCell18">
            <text:p text:style-name="TableContents">Intermarché<text:line-break/><text:line-break/>commande de papier<text:s/>kraft en grande quantité</text:p>
            <text:p text:style-name="TableContents"/>
            <text:p text:style-name="TableContents">Partenariat avec les entreprises de régions</text:p>
          </table:table-cell>
        </table:table-row>
        <table:table-row table:style-name="TableRow19">
          <table:table-cell table:style-name="TableCell20">
            <text:p text:style-name="P21">Comportement d’achat</text:p>
          </table:table-cell>
          <table:table-cell table:style-name="TableCell22">
            <text:p text:style-name="TableContents">Utilise depuis longtemps ce style de commande par bon d’achat<text:line-break/><text:line-break/>à un budget bien définis<text:line-break/><text:line-break/>connaît les entreprises de sa région et les prix</text:p>
          </table:table-cell>
          <table:table-cell table:style-name="TableCell23">
            <text:p text:style-name="TableContents">Première commande pour son entreprise<text:line-break/><text:line-break/>pas de budget définis</text:p>
            <text:p text:style-name="TableContents"/>
            <text:p text:style-name="TableContents">Recherche sur internet une entreprise d’emballage écologique</text:p>
          </table:table-cell>
          <table:table-cell table:style-name="TableCell24">
            <text:p text:style-name="TableContents">Former à ce genre de commande<text:line-break/><text:line-break/>à une quantité définie</text:p>
            <text:p text:style-name="TableContents"><text:line-break/>Partenariat avec Anjou Pack Eco donc mise en relation directe</text:p>
          </table:table-cell>
        </table:table-row>
        <table:table-row table:style-name="TableRow25">
          <table:table-cell table:style-name="TableCell26">
            <text:p text:style-name="P27">Challenges et Objectifs</text:p>
          </table:table-cell>
          <table:table-cell table:style-name="TableCell28">
            <text:p text:style-name="TableContents">Une commande rapide, aussi bien à passer que à recevoir<text:line-break/><text:line-break/>ne pas avoir besoin d’aide pour toute la durée de l’achat</text:p>
          </table:table-cell>
          <table:table-cell table:style-name="TableCell29">
            <text:p text:style-name="TableContents">Pouvoir se faire conseiller/aidé lors de son achat</text:p>
            <text:p text:style-name="TableContents"/>
            <text:p text:style-name="TableContents">Trouver une entreprise en corrélation avec ses valeurs</text:p>
            <text:p text:style-name="TableContents"/>
          </table:table-cell>
          <table:table-cell table:style-name="TableCell30">
            <text:p text:style-name="TableContents">A besoin de pouvoir contacter l’entreprise ainsi que pouvoir revérifier l’organigramme</text:p>
          </table:table-cell>
        </table:table-row>
        <table:table-row table:style-name="TableRow31">
          <table:table-cell table:style-name="TableCell32">
            <text:p text:style-name="P33">Frein</text:p>
          </table:table-cell>
          <table:table-cell table:style-name="TableCell34">
            <text:p text:style-name="TableContents">Un outil trop compliqué à utiliser</text:p>
            <text:p text:style-name="TableContents"><text:line-break/>Des polices illisibles</text:p>
            <text:p text:style-name="TableContents"/>
            <text:p text:style-name="TableContents">Un site non-intuitif</text:p>
          </table:table-cell>
          <table:table-cell table:style-name="TableCell35">
            <text:p text:style-name="TableContents">Des produits incertains une vitrine non-agréable</text:p>
            <text:p text:style-name="TableContents"/>
            <text:p text:style-name="TableContents">Aucune information sur les valeurs de l’entreprise</text:p>
            <text:p text:style-name="TableContents"/>
            <text:p text:style-name="TableContents">Pas de moyens de contacter l’entreprise</text:p>
          </table:table-cell>
          <table:table-cell table:style-name="TableCell36">
            <text:p text:style-name="TableContents">Des contacts et un organigramme compliquer à trouver</text:p>
            <text:p text:style-name="TableContents"/>
            <text:p text:style-name="TableContents">Pas de moyens de contacter l’entreprise</text:p>
          </table:table-cell>
        </table:table-row>
      </table:table>
      <text:soft-page-break/>
      <text:p text:style-name="P37">Scénario d’usage</text:p>
      <text:p text:style-name="P38"/>
      <text:p text:style-name="P39">Patrick</text:p>
      <text:p text:style-name="P40"/>
      <text:p text:style-name="P41">Ouvre le site, regarde les produits en première page, sélectionne contact et commande dans la barre du menu, remplis le bon de commande (2 défilements avec molette + un clic avant d’être sur le formulaire)</text:p>
      <text:p text:style-name="P42"/>
      <text:p text:style-name="P43">Hugo</text:p>
      <text:p text:style-name="P44"/>
      <text:p text:style-name="P45">Ouvre le site, lis les informations sur les valeurs en première page, regarde les produits en première page, vas sur la page contact et commande, puis contact l’entreprise par mail pour demander conseil. (1 défilement avec molette + 2 clics avant de contacter par mail)</text:p>
      <text:p text:style-name="P46"/>
      <text:p text:style-name="P47">Clara</text:p>
      <text:p text:style-name="P48"/>
      <text:p text:style-name="Standard"><text:span text:style-name="T49">Ouvre le site, regarde les produits en première page, clique sur Organigramme dans la barre du menu puis, lis l’organigramme, vas sur la page contact et commande, remplis le bon de commande (2 défilement avec molette + 2 clic avant d’être sur le formulai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oé Leteurtre</dc:creator>
    <meta:creation-date>2024-11-30T10:58:00Z</meta:creation-date>
    <dc:date>2024-12-12T11:44:00Z</dc:date>
    <meta:template xlink:href="Normal.dotm" xlink:type="simple"/>
    <meta:editing-cycles>3</meta:editing-cycles>
    <meta:editing-duration>PT1980S</meta:editing-duration>
    <meta:document-statistic meta:page-count="2" meta:paragraph-count="5" meta:word-count="405" meta:character-count="2631" meta:row-count="18" meta:non-whitespace-character-count="2231"/>
  </office:meta>
</office:document-meta>
</file>